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04a5a"/>
    </style:style>
    <style:style style:name="P2" style:family="paragraph" style:parent-style-name="Standard">
      <style:paragraph-properties fo:text-align="start" style:justify-single-word="false"/>
      <style:text-properties officeooo:paragraph-rsid="00104a5a"/>
    </style:style>
    <style:style style:name="P3" style:family="paragraph" style:parent-style-name="Standard">
      <style:paragraph-properties fo:text-align="center" style:justify-single-word="false"/>
      <style:text-properties officeooo:paragraph-rsid="00104a5a"/>
    </style:style>
    <style:style style:name="P4" style:family="paragraph" style:parent-style-name="Standard">
      <style:paragraph-properties fo:text-align="center" style:justify-single-word="false"/>
      <style:text-properties officeooo:paragraph-rsid="0011b77c"/>
    </style:style>
    <style:style style:name="P5" style:family="paragraph" style:parent-style-name="Standard">
      <style:text-properties officeooo:paragraph-rsid="0011b77c"/>
    </style:style>
    <style:style style:name="P6" style:family="paragraph" style:parent-style-name="Standard">
      <style:paragraph-properties fo:line-height="200%"/>
      <style:text-properties officeooo:paragraph-rsid="00104a5a"/>
    </style:style>
    <style:style style:name="P7" style:family="paragraph" style:parent-style-name="Footer">
      <style:paragraph-properties fo:text-align="center" style:justify-single-word="false"/>
    </style:style>
    <style:style style:name="T1" style:family="text">
      <style:text-properties officeooo:rsid="00104a5a"/>
    </style:style>
    <style:style style:name="T2" style:family="text">
      <style:text-properties officeooo:rsid="0011b7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revor Bramwell</text:span></text:p>
      <text:p text:style-name="P2"><text:span text:style-name="T1">October 23, 2013</text:span></text:p>
      <text:p text:style-name="P2"><text:span text:style-name="T1">CS391 - 001</text:span></text:p>
      <text:p text:style-name="P3"><text:span text:style-name="T1"/></text:p>
      <text:p text:style-name="P3"><text:span text:style-name="T1">The Abuse of DMCA Requests</text:span></text:p>
      <text:p text:style-name="P1"><text:span text:style-name="T1"/></text:p>
      <text:p text:style-name="P6"><text:span text:style-name="T1">The Digital Millennium Copyright Act (DMCA) provides protection for digital copyrighted material. Because of this act, anyone can submit a request for the removal of content from a website. This happens all the time online, and is largely abused. Recently it was abused when the game company Wild Games Studio (WSG) put up a DMCA request against the top watch review of their recently released game "Day One: Garry's Incident".</text:span></text:p>
      <text:p text:style-name="P6"><text:span text:style-name="T1"/></text:p>
      <text:p text:style-name="P6"><text:span text:style-name="T1">The review was quite scathing, but of the 5 other reviews on YouTube.com that also expounded on how bad the game was, it had the highest views. Thus WSG sent a DMCA request for the video to be taken down do to it generating "advertising revenue from game footage".</text:span></text:p>
      <text:p text:style-name="P6"><text:span text:style-name="T1"/></text:p>
      <text:p text:style-name="P6"><text:span text:style-name="T1">A few weeks before this, TotalBiscuit had sent an email asking WSG if he could create a monetized video review of their game. This is how the review industry works. WSG agreed and sent him a copy of the game. This was all documented in their emails.</text:span></text:p>
      <text:p text:style-name="P6"><text:span text:style-name="T1"/></text:p>
      <text:p text:style-name="P6"><text:span text:style-name="T1">Was it ethical for WSG to use the DMCA to request TotalBiscuit's video be taken down? I will answer this question by applying Kantianism and Rule Utilitarianism, and comparing their conclusions.</text:span></text:p>
      <text:p text:style-name="P6"><text:span text:style-name="T1"/></text:p>
      <text:p text:style-name="P6"><text:span text:style-name="T1">Kantianism says that by the first formulation of the categorical imperative, the moral rule here is: it is okay to use the DMCA to take down content that contains any portion of your own content. This rule does not hold at all because it completely negates Fair Use. People would easily abuse this to censor </text:span><text:soft-page-break/><text:span text:style-name="T1">any content that even references the name of one of their creations.</text:span></text:p>
      <text:p text:style-name="P6"><text:span text:style-name="T1"/></text:p>
      <text:p text:style-name="P6"><text:span text:style-name="T1">By the second formulation of the categorical imperative WSG used TotalBiscuit as a means to an end of selling more games. By sending in a DMCA request, they assured the review would be taken down, thus reducing any negative perception viewers might have had of the game.</text:span></text:p>
      <text:p text:style-name="P6"><text:span text:style-name="T1"/></text:p>
      <text:p text:style-name="P6"><text:span text:style-name="T1">Kantianism would say that what WSG was not ethical, because their will was only for the benefit of their own self. </text:span></text:p>
      <text:p text:style-name="P6"><text:span text:style-name="T1"/></text:p>
      <text:p text:style-name="P6"><text:span text:style-name="T1">A moral rule Rule Utilitarianism would evaluate is: You should protect your copyrighted material by any means necessary.</text:span></text:p>
      <text:p text:style-name="P6"><text:span text:style-name="T1"/></text:p>
      <text:p text:style-name="P6"><text:span text:style-name="T1">One benefit to this rule is that copyrighted material can be easily protected and defended. <text:s/>The major drawback though, is that no new content related to any previous content would be created, as people would be too afraid that they would be sued. </text:span></text:p>
      <text:p text:style-name="P6"><text:span text:style-name="T1"/></text:p>
      <text:p text:style-name="P6"><text:span text:style-name="T1">Because this drawback outweights the benefits, Rule Utilitarianism would say that what WSG was not ethical.</text:span></text:p>
      <text:p text:style-name="P6"><text:span text:style-name="T1"/></text:p>
      <text:p text:style-name="P6"><text:span text:style-name="T1">Originally this issue came to my attention because I am a gamer, and I found it quite relevant. Through reading articles related to this incident I came to understand the importance DMCA plays in the creation of content online, and it makes me somewhat concered to post content that builds off of previous work.</text:span></text:p>
      <text:p text:style-name="P6"><text:soft-page-break/><text:span text:style-name="T1"/></text:p>
      <text:p text:style-name="P6"><text:span text:style-name="T1">Both Kantianism and Rule Utilitarianism agree that WSG's actions were unethical, and I agree as well.</text:span></text:p>
      <text:p text:style-name="P6"><text:span text:style-name="T1"/></text:p>
      <text:p text:style-name="P4"><text:span text:style-name="T1"/></text:p>
      <text:p text:style-name="P4"><text:span text:style-name="T2">REFERENCES</text:span></text:p>
      <text:p text:style-name="P1"><text:span text:style-name="T1"/></text:p>
      <text:p text:style-name="P5"><text:span text:style-name="T2">Kaufman, S. (October 21, 2013). Game developer abuses copyright law to silence prominent reviewer <text:tab/>‘Totalbiscuit’. Retrieved from: <text:tab/>http://www.rawstory.com/rs/2013/10/21/game-developer-abuses-copyright-law-to-silence-prom<text:tab/><text:tab/>nent-reviewer-totalbiscuit/ on October 23, 2013.</text:span></text:p>
      <text:p text:style-name="P5"><text:span text:style-name="T2"/></text:p>
      <text:p text:style-name="P5"><text:span text:style-name="T2">Ligman, K. (21 October 2013). Developer accused of using copyright takedown to censor critic <text:tab/>(updated). Retrieved from: <text:tab/>http://www.gamasutra.com/view/news/202810/Developer_accused_of_using_copyright_takedo<text:tab/><text:tab/>wn_to_censor_critic_updated.php on October 24, 2013.</text:span></text:p>
      <text:p text:style-name="P5"><text:span text:style-name="T2"/></text:p>
      <text:p text:style-name="P5"><text:span text:style-name="T2">Slabaugh, B. (20 October 2013). Day One: Garry's Incident Devs Accused of Censoring Bad Review. <text:tab/>Retrieved from: <text:tab/>http://www.escapistmagazine.com/news/view/128860-Day-One-Garrys-Incident-Devs-Accused<text:tab/><text:tab/>-of-Censoring-Bad-Review on October 24, 2013.</text:span></text:p>
      <text:p text:style-name="P5"><text:span text:style-name="T2"/></text:p>
      <text:p text:style-name="P5"><text:span text:style-name="T2">TotalBiscuit. (20 October 2013). This video is no longer available: The Day One Garry's Incident <text:tab/>Incident Retrieved from: https://www.youtube.com/watch?v=QfgoDDh4kE0</text:span></text:p>
      <text:p text:style-name="P5"><text:span text:style-name="T2"><text:tab/>on October 24,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3:33:27</meta:creation-date>
    <meta:generator>LibreOffice/4.0.4.2$Linux_X86_64 LibreOffice_project/400m0$Build-2</meta:generator>
    <dc:date>2013-10-24T23:40:11</dc:date>
    <meta:editing-duration>PT3M27S</meta:editing-duration>
    <meta:editing-cycles>2</meta:editing-cycles>
    <meta:document-statistic meta:table-count="0" meta:image-count="0" meta:object-count="0" meta:page-count="3" meta:paragraph-count="23" meta:word-count="586" meta:character-count="3826" meta:non-whitespace-character-count="3249"/>
  </office:meta>
</office:document-meta>
</file>